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305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02cm solid #000000" css3t:text-justify="distribut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="0.002cm solid #000000" style:shrink-to-fit="true"/>
    </style:style>
    <style:style style:name="ce13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10">
      <style:table-cell-properties fo:border="0.002cm solid #000000"/>
    </style:style>
    <style:style style:name="ce16" style:family="table-cell" style:parent-style-name="Default" style:data-style-name="N110">
      <style:table-cell-properties style:text-align-source="value-type" style:repeat-content="false" fo:border="0.002cm solid #000000" style:vertical-align="middle"/>
      <style:paragraph-properties fo:margin-left="0cm"/>
    </style:style>
    <style:style style:name="ce17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8" style:family="table-cell" style:parent-style-name="Default" style:data-style-name="N110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20" style:family="table-cell" style:parent-style-name="Default" style:data-style-name="N110">
      <style:table-cell-properties style:text-align-source="fix" style:repeat-content="false" fo:border="0.002cm solid #000000"/>
      <style:paragraph-properties fo:text-align="end" fo:margin-left="0c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 style:data-style-name="N110">
      <style:table-cell-properties style:diagonal-bl-tr="none" style:diagonal-tl-br="none" fo:border="0.002cm solid #000000"/>
    </style:style>
    <style:style style:name="ce2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02cm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29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30" style:family="table-cell" style:parent-style-name="Default" style:data-style-name="N110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8" style:family="table-cell" style:parent-style-name="Default" style:data-style-name="N109">
      <style:table-cell-properties fo:border="0.002cm solid #000000" style:shrink-to-fit="true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20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>
            <text:p>認定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>
            <text:p>起案日</text:p>
          </table:table-cell>
          <table:table-cell table:style-name="ce26" office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>
            <text:p>一般分</text:p>
          </table:table-cell>
          <table:table-cell table:style-name="ce14" office:value-type="string">
            <text:p>加算額</text:p>
          </table:table-cell>
          <table:table-cell table:style-name="ce24" office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25" table:number-columns-spanned="3" table:number-rows-spanned="1"/>
          <table:covered-table-cell table:number-columns-repeated="2" table:style-name="ce2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3"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style-name="ce20"/>
          <table:table-cell table:number-columns-repeated="5"/>
        </table:table-row>
        <table:table-row table:style-name="ro3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>
            <text:p>調書(2)</text:p>
          </table:table-cell>
          <table:table-cell/>
        </table:table-row>
        <table:named-expressions/>
      </table:table>
      <table:named-expressions>
        <table:named-range table:name="CaseNo" table:base-cell-address="$調書2.$D$2" table:cell-range-address="$調書2.$D$2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ItiruiTotal" table:base-cell-address="$調書2.$E$19" table:cell-range-address="$調書2.$E$19"/>
        <table:named-range table:name="NiruiTotal" table:base-cell-address="$調書2.$E$20" table:cell-range-address="$調書2.$E$20"/>
        <table:named-range table:name="Touki" table:base-cell-address="$調書2.$E$21" table:cell-range-address="$調書2.$E$21"/>
        <table:named-range table:name="Kimatu" table:base-cell-address="$調書2.$E$22" table:cell-range-address="$調書2.$E$22"/>
        <table:named-range table:name="SeikatuTotal" table:base-cell-address="$調書2.$E$23" table:cell-range-address="$調書2.$E$23"/>
        <table:named-range table:name="JyutakuTotal" table:base-cell-address="$調書2.$E$24" table:cell-range-address="$調書2.$E$24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aigoTotal" table:base-cell-address="$調書2.$E$38" table:cell-range-address="$調書2.$E$38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NinteiYmd" table:base-cell-address="$調書2.$H$2" table:cell-range-address="$調書2.$H$2"/>
        <table:named-range table:name="KianYmd" table:base-cell-address="$調書2.$H$3" table:cell-range-address="$調書2.$H$3"/>
        <table:named-range table:name="KasanSbt0" table:base-cell-address="$調書2.$G$7" table:cell-range-address="$調書2.$G$7"/>
        <table:named-range table:name="Total" table:base-cell-address="$調書2.$E$49" table:cell-range-address="$調書2.$E$4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number:number-style style:name="N110">
      <number:number number: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2014/03/19</text:date>, <text:time>10:15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9T10:12:28.55</dc:date>
    <dc:creator>TANAKA Hidemune</dc:creator>
    <meta:editing-duration>PT1H25M11S</meta:editing-duration>
    <meta:editing-cycles>35</meta:editing-cycles>
    <meta:document-statistic meta:table-count="1" meta:cell-count="48" meta:object-count="0"/>
  </office:meta>
</office:document-meta>
</file>